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au1" style:family="table">
      <style:table-properties style:width="17.013cm" fo:margin-left="0cm" table:align="left"/>
    </style:style>
    <style:style style:name="Tableau1.A" style:family="table-column">
      <style:table-column-properties style:column-width="3.307cm"/>
    </style:style>
    <style:style style:name="Tableau1.B" style:family="table-column">
      <style:table-column-properties style:column-width="13.705cm"/>
    </style:style>
    <style:style style:name="Tableau1.A1" style:family="table-cell">
      <style:table-cell-properties fo:padding="0.097cm" fo:border-left="0.05pt solid #000000" fo:border-right="none" fo:border-top="0.05pt solid #000000" fo:border-bottom="0.05pt solid #000000"/>
    </style:style>
    <style:style style:name="Tableau1.B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B2" style:family="table-cell">
      <style:table-cell-properties fo:padding="0.097cm" fo:border-left="0.05pt solid #000000" fo:border-right="0.05pt solid #000000" fo:border-top="none" fo:border-bottom="0.05pt solid #000000"/>
    </style:style>
    <style:style style:name="Tableau2" style:family="table">
      <style:table-properties style:width="17.013cm" fo:margin-left="0cm" table:align="left"/>
    </style:style>
    <style:style style:name="Tableau2.A" style:family="table-column">
      <style:table-column-properties style:column-width="3.307cm"/>
    </style:style>
    <style:style style:name="Tableau2.B" style:family="table-column">
      <style:table-column-properties style:column-width="13.705cm"/>
    </style:style>
    <style:style style:name="Tableau2.A1" style:family="table-cell">
      <style:table-cell-properties fo:padding="0.097cm" fo:border-left="0.05pt solid #000000" fo:border-right="none" fo:border-top="0.05pt solid #000000" fo:border-bottom="0.05pt solid #000000"/>
    </style:style>
    <style:style style:name="Tableau2.B1" style:family="table-cell">
      <style:table-cell-properties fo:padding="0.097cm" fo:border="0.05pt solid #000000"/>
    </style:style>
    <style:style style:name="Tableau2.A2" style:family="table-cell">
      <style:table-cell-properties fo:padding="0.097cm" fo:border-left="0.05pt solid #000000" fo:border-right="none" fo:border-top="none" fo:border-bottom="0.05pt solid #000000"/>
    </style:style>
    <style:style style:name="Tableau2.B2" style:family="table-cell">
      <style:table-cell-properties fo:padding="0.097cm" fo:border-left="0.05pt solid #000000" fo:border-right="0.05pt solid #000000" fo:border-top="none" fo:border-bottom="0.05pt solid #000000"/>
    </style:style>
    <style:style style:name="P1" style:family="paragraph" style:parent-style-name="Table_20_Contents">
      <style:text-properties officeooo:rsid="001c7349" officeooo:paragraph-rsid="001c7349"/>
    </style:style>
    <style:style style:name="P2" style:family="paragraph" style:parent-style-name="Table_20_Contents">
      <style:text-properties officeooo:rsid="001c7349" officeooo:paragraph-rsid="001f012b"/>
    </style:style>
    <style:style style:name="P3" style:family="paragraph" style:parent-style-name="Table_20_Contents">
      <style:text-properties officeooo:rsid="001d5b48" officeooo:paragraph-rsid="001d5b48"/>
    </style:style>
    <style:style style:name="P4" style:family="paragraph" style:parent-style-name="Table_20_Contents">
      <style:text-properties officeooo:rsid="001f012b" officeooo:paragraph-rsid="001f012b"/>
    </style:style>
    <style:style style:name="P5" style:family="paragraph" style:parent-style-name="Standard">
      <style:paragraph-properties fo:text-align="center" style:justify-single-word="false"/>
      <style:text-properties officeooo:rsid="0017ca28"/>
    </style:style>
    <style:style style:name="P6" style:family="paragraph" style:parent-style-name="Standard">
      <style:text-properties officeooo:rsid="001f012b" officeooo:paragraph-rsid="001f012b"/>
    </style:style>
    <style:style style:name="P7" style:family="paragraph" style:parent-style-name="Text_20_body">
      <style:text-properties officeooo:rsid="0017ca28" officeooo:paragraph-rsid="0017ca28"/>
    </style:style>
    <style:style style:name="P8" style:family="paragraph" style:parent-style-name="Text_20_body">
      <style:text-properties officeooo:rsid="00192ffc" officeooo:paragraph-rsid="00192ffc"/>
    </style:style>
    <style:style style:name="P9" style:family="paragraph" style:parent-style-name="Text_20_body">
      <style:text-properties officeooo:rsid="001adfea" officeooo:paragraph-rsid="001adfea"/>
    </style:style>
    <style:style style:name="P10" style:family="paragraph" style:parent-style-name="Text_20_body">
      <style:text-properties officeooo:rsid="001c7349" officeooo:paragraph-rsid="001c7349"/>
    </style:style>
    <style:style style:name="P11" style:family="paragraph" style:parent-style-name="Text_20_body">
      <style:text-properties officeooo:rsid="001d5b48" officeooo:paragraph-rsid="001d5b48"/>
    </style:style>
    <style:style style:name="P12" style:family="paragraph" style:parent-style-name="Text_20_body">
      <style:text-properties officeooo:rsid="001db6dd" officeooo:paragraph-rsid="001db6dd"/>
    </style:style>
    <style:style style:name="P13" style:family="paragraph" style:parent-style-name="Text_20_body">
      <style:text-properties officeooo:rsid="001f012b" officeooo:paragraph-rsid="001f012b"/>
    </style:style>
    <style:style style:name="P14" style:family="paragraph" style:parent-style-name="Heading_20_1">
      <style:text-properties officeooo:rsid="001adfea" officeooo:paragraph-rsid="001d5b48"/>
    </style:style>
    <style:style style:name="T1" style:family="text">
      <style:text-properties officeooo:rsid="001adfea"/>
    </style:style>
    <style:style style:name="T2" style:family="text">
      <style:text-properties fo:font-style="italic" style:font-style-asian="italic" style:font-style-complex="italic"/>
    </style:style>
    <style:style style:name="T3" style:family="text">
      <style:text-properties officeooo:rsid="001c7349"/>
    </style:style>
    <style:style style:name="T4" style:family="text">
      <style:text-properties officeooo:rsid="001d5b48"/>
    </style:style>
    <style:style style:name="T5" style:family="text">
      <style:text-properties officeooo:rsid="001f012b"/>
    </style:style>
    <style:style style:name="T6" style:family="text">
      <style:text-properties officeooo:rsid="00206b0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Manuel Godot Schmup</text:p>
      <text:p text:style-name="P5"/>
      <text:h text:style-name="Heading_20_1" text:outline-level="1">Principes</text:h>
      <text:p text:style-name="P7">Le Schmup est un projet Godot. Pour le lancer, il faut ouvrir le projet et faire F5. <text:span text:style-name="T5">On se déplace avec les flèches, on tire avec Espace.</text:span></text:p>
      <text:p text:style-name="P7">Le jeu a lieu sur la scene Main. Il n’y a rien à modifier dessus.</text:p>
      <text:p text:style-name="P7">Le joueur jouer un vaisseau capable de se déplacer sur tout l’écran et de tirer. Il affronte des vagues (Wave) d’ennemis (Enemy) qu’il peut détruire à l’aide de ses tirs (Bullet). Les ennemis peuvent tirer ou non. Si le joueur est touché par un tir ennemi pour par un ennemi, il est détruit et perd une vie. Il réapparait au bout de quelques secondes. Quand le joueur n’a plus de vie, la partie est finie.</text:p>
      <text:p text:style-name="P10">Un ennemi a une phase d’entrée, où il sort d’un bord de l’écran et vient se placer, une phase principale où il reste a l’écran, et une phase de sortie.</text:p>
      <text:h text:style-name="Heading_20_1" text:outline-level="1">Séquencement des vagues</text:h>
      <text:p text:style-name="P8">Les vagues se paramètres dans le fichier LD.gd, accessible à la racine du projet. Double cliquer dessus pour ouvrir le script. En haut du code, une liste de dictionnaires :</text:p>
      <text:p text:style-name="P8">var waves = [<text:line-break/><text:tab/>{ "id": 0, "path": "waves/Wave0.tscn", "timing": 2 },<text:line-break/><text:tab/>{ "id": 1, "path": "waves/Wave1.tscn", "timing": 10 }<text:line-break/>]</text:p>
      <text:p text:style-name="P8">Pour ajouter une vague, il suffit d’ajouter un élément à la liste (sans oublier la virgule). Le paramètre <text:span text:style-name="T2">id</text:span> permet de savoir si la vague a déjà été déclenchée : il doit être unique. Le paramètre <text:span text:style-name="T2">path</text:span> donne l’adresse du fichier de la vague. Le paramètre <text:span text:style-name="T2">timing</text:span> donne le nombre de secondes au bout desquelles se déclenche la vague.</text:p>
      <text:h text:style-name="Heading_20_1" text:outline-level="1">Création d’une vague</text:h>
      <text:p text:style-name="P8">Pour créer une vague, <text:span text:style-name="T1">faire Scene / Nouvelle scène héritée. Choisir le fichier waves/Wave.tscn . Cela crée une nouvelle scène de vague. Enregistrer immédiatement dans le dossier waves (par exemple, appeler le nouveau fichier Wave2.tscn).</text:span></text:p>
      <text:p text:style-name="P9">Une fois la vague créée, aller sur l’onglet 2D. On peut déposer des ennemis dans le cadre qui représente la vague. Pour ce faire, cliquer sur le dossier objects dans le système de fichier. Des fichiers apparaissent juste en dessous. Vous pouvez prendre le fichier Enemy.tscn et le déplacer sur la fenêtre 2D pour le placer. Placez autant d’ennemis que vous le souhaitez.</text:p>
      <text:p text:style-name="P9">Chaque ennemi est paramétrable.</text:p>
      <text:h text:style-name="Heading_20_1" text:outline-level="1"><text:soft-page-break/>Paramétrage des ennemis <text:span text:style-name="T4">standards</text:span></text:h>
      <text:p text:style-name="P9">Pour paramétrer un ennemi, cliquer sur <text:span text:style-name="T3">l’ennemi sur la fenêtre 2D. Tous les paramètres de l’ennemi sont modifiables dans l’inspecteur en bas à droite. Notamment :</text:span></text:p>
      <table:table table:name="Tableau1" table:style-name="Tableau1">
        <table:table-column table:style-name="Tableau1.A"/>
        <table:table-column table:style-name="Tableau1.B"/>
        <table:table-row>
          <table:table-cell table:style-name="Tableau1.A1" office:value-type="string">
            <text:p text:style-name="P1">Lives</text:p>
          </table:table-cell>
          <table:table-cell table:style-name="Tableau1.B1" office:value-type="string">
            <text:p text:style-name="P1">Nombres de points de vie de l’ennemi. Par défaut le joueur fait un dégât par tir, mais cela est paramétrable.</text:p>
          </table:table-cell>
        </table:table-row>
        <table:table-row>
          <table:table-cell table:style-name="Tableau1.A2" office:value-type="string">
            <text:p text:style-name="P1">Time on screen</text:p>
          </table:table-cell>
          <table:table-cell table:style-name="Tableau1.B2" office:value-type="string">
            <text:p text:style-name="P1"><text:span text:style-name="T4">Durée de la phase principale de l’ennemi, après son entrée et avant sa sortie</text:span> </text:p>
          </table:table-cell>
        </table:table-row>
        <table:table-row>
          <table:table-cell table:style-name="Tableau1.A2" office:value-type="string">
            <text:p text:style-name="P3">Entry</text:p>
          </table:table-cell>
          <table:table-cell table:style-name="Tableau1.B2" office:value-type="string">
            <text:p text:style-name="P3">Côté de l’écran où apparaît l’ennemi. En cas de None, l’ennemi apparaît à sa position.</text:p>
          </table:table-cell>
        </table:table-row>
        <table:table-row>
          <table:table-cell table:style-name="Tableau1.A2" office:value-type="string">
            <text:p text:style-name="P3">Exit</text:p>
          </table:table-cell>
          <table:table-cell table:style-name="Tableau1.B2" office:value-type="string">
            <text:p text:style-name="P3">Côté de l’écran où sort l’ennemi. En cas de None, l’ennemi n’a pas de phase de sortie et disparaît seulement quand il est détruit, où quand il sort de l’écran pendant la phase principale (grâce à sa Main speed).</text:p>
          </table:table-cell>
        </table:table-row>
        <table:table-row>
          <table:table-cell table:style-name="Tableau1.A2" office:value-type="string">
            <text:p text:style-name="P3">Entry order</text:p>
          </table:table-cell>
          <table:table-cell table:style-name="Tableau1.B2" office:value-type="string">
            <text:p text:style-name="P3">Non valide pour l’instant. Doit servir à déclencher l’apparition des ennemis progressivement.</text:p>
          </table:table-cell>
        </table:table-row>
        <table:table-row>
          <table:table-cell table:style-name="Tableau1.A2" office:value-type="string">
            <text:p text:style-name="P3">Transition speed</text:p>
          </table:table-cell>
          <table:table-cell table:style-name="Tableau1.B2" office:value-type="string">
            <text:p text:style-name="P3">Vitesse de déplacement l’ennemi pour entrer et sortir de l’écran</text:p>
          </table:table-cell>
        </table:table-row>
        <table:table-row>
          <table:table-cell table:style-name="Tableau1.A2" office:value-type="string">
            <text:p text:style-name="P3">Main speed</text:p>
          </table:table-cell>
          <table:table-cell table:style-name="Tableau1.B2" office:value-type="string">
            <text:p text:style-name="P3">Vitesse de déplacement de l’ennemi (dans les deux directions) pendant sa phase principale</text:p>
          </table:table-cell>
        </table:table-row>
        <table:table-row>
          <table:table-cell table:style-name="Tableau1.A2" office:value-type="string">
            <text:p text:style-name="P3">Bullet Cooldown</text:p>
          </table:table-cell>
          <table:table-cell table:style-name="Tableau1.B2" office:value-type="string">
            <text:p text:style-name="P3">Temps entre chaque tir. Si cette valeur vaut 0, l’ennemi ne tire pas.</text:p>
          </table:table-cell>
        </table:table-row>
      </table:table>
      <text:p text:style-name="P9"/>
      <text:h text:style-name="P14" text:outline-level="1"><text:span text:style-name="T4">Création de nouveaux ennemis</text:span></text:h>
      <text:p text:style-name="P11">Pour créer de nouveau types d’ennemi, faire Scene / Nouvelle scene héritée. Choisir de cloner le fichier objects/Enemy.tscn. Sauver sous un nouveau nom.</text:p>
      <text:p text:style-name="P11">Dans la scène ainsi créée, on peut utiliser la hiérarchie (en haut à droite) pour modifier le sprite de l’ennemi ou sa collision shape.</text:p>
      <text:p text:style-name="P11">La modification du sprite est surtout intéressant pour changer la texture de l’ennemi.</text:p>
      <text:p text:style-name="P11">Pour modifier la Collision Shape (donc les collisions de l’ennemi) utiliser les poignets internes qui apparaissent sur la scene 2D.</text:p>
      <text:p text:style-name="P12">On peut placer les nouveaux ennemis dans des vagues de la même manière que les ennemis standards. <text:span text:style-name="T5">Si l’on souhaite modifier le comportement des nouveaux ennemis, faire hériter un nouveau script du script scripts/Enemy.gd</text:span></text:p>
      <text:h text:style-name="Heading_20_1" text:outline-level="1">Paramétrage du joueur</text:h>
      <text:p text:style-name="P13">Ouvrir la scène Main.tscn à la racine du dossier. Dans la scène 2d, cliquer sur le joueur (en haut à droite de la scène). Modifier les valeurs comme désiré :</text:p>
      <table:table table:name="Tableau2" table:style-name="Tableau2">
        <table:table-column table:style-name="Tableau2.A"/>
        <table:table-column table:style-name="Tableau2.B"/>
        <table:table-row>
          <table:table-cell table:style-name="Tableau2.A1" office:value-type="string">
            <text:p text:style-name="P4">Max Speed</text:p>
          </table:table-cell>
          <table:table-cell table:style-name="Tableau2.B1" office:value-type="string">
            <text:p text:style-name="P4">Vitesse maximum du joueur</text:p>
          </table:table-cell>
        </table:table-row>
        <table:table-row>
          <table:table-cell table:style-name="Tableau2.A2" office:value-type="string">
            <text:p text:style-name="P4">Acceleration</text:p>
          </table:table-cell>
          <table:table-cell table:style-name="Tableau2.B2" office:value-type="string">
            <text:p text:style-name="P2"><text:span text:style-name="T5">Rapidité de l’augmentation de la vitesse</text:span> <text:span text:style-name="T5">du joueur</text:span></text:p>
          </table:table-cell>
        </table:table-row>
        <table:table-row>
          <table:table-cell table:style-name="Tableau2.A2" office:value-type="string">
            <text:p text:style-name="P4">Deceleration factor</text:p>
          </table:table-cell>
          <table:table-cell table:style-name="Tableau2.B2" office:value-type="string">
            <text:p text:style-name="P4">Multiplicateur de réduction de la vitesse du joueur quand on n’appuie plus sur les flèches. Doit être inférieur à 1, ou le joueur ne décelère pas.</text:p>
          </table:table-cell>
        </table:table-row>
        <text:soft-page-break/>
        <table:table-row>
          <table:table-cell table:style-name="Tableau2.A2" office:value-type="string">
            <text:p text:style-name="P4">Lives</text:p>
          </table:table-cell>
          <table:table-cell table:style-name="Tableau2.B2" office:value-type="string">
            <text:p text:style-name="P4">Nombre de fois où le joueur peut être touché par un tir ou un ennemi avant de perdre une vie. 1 par défaut.</text:p>
          </table:table-cell>
        </table:table-row>
        <table:table-row>
          <table:table-cell table:style-name="Tableau2.A2" office:value-type="string">
            <text:p text:style-name="P4">Damage</text:p>
          </table:table-cell>
          <table:table-cell table:style-name="Tableau2.B2" office:value-type="string">
            <text:p text:style-name="P4">Nombre de dégâts que le joueur inflige par tir.</text:p>
          </table:table-cell>
        </table:table-row>
        <table:table-row>
          <table:table-cell table:style-name="Tableau2.A2" office:value-type="string">
            <text:p text:style-name="P4">Cooldown</text:p>
          </table:table-cell>
          <table:table-cell table:style-name="Tableau2.B2" office:value-type="string">
            <text:p text:style-name="P4">Temps minimum en seconde entre chaque tir.</text:p>
          </table:table-cell>
        </table:table-row>
      </table:table>
      <text:p text:style-name="Text_20_body"/>
      <text:p text:style-name="Text_20_body">Pour définir le nombre de vie du joueur, cliquer sur le nœud Main dans la hiérarchie (en haut à droite). Dans l’inspecteur s’affiche la variable Numbers of tries. La modifier comme souhaité.</text:p>
      <text:h text:style-name="Heading_20_1" text:outline-level="1">Paramétrage des parallaxes</text:h>
      <text:p text:style-name="Text_20_body">Dans la scène Main, si on clique sur le nœud Parallax Background, on peut définir la vitesse générale de défilement des parallaxes.</text:p>
      <text:p text:style-name="P13">Pour modifier les parallaxes, ouvrir la scene objects/Background.tscn. <text:span text:style-name="T6">C’est le paramètre Scale qui définit la vitesse relative de défilement des parallaxes. On peut modifier la texture du sprite pour changer l’image.</text:span></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SimSun" style:font-size-asian="10.5pt" style:language-asian="zh" style:country-asian="CN" style:font-name-complex="Ari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1-17T16:36:06.184000000</meta:creation-date>
    <dc:date>2018-11-17T17:34:18.847000000</dc:date>
    <meta:editing-duration>PT26M18S</meta:editing-duration>
    <meta:editing-cycles>5</meta:editing-cycles>
    <meta:generator>LibreOffice/5.4.3.2$Windows_X86_64 LibreOffice_project/92a7159f7e4af62137622921e809f8546db437e5</meta:generator>
    <meta:document-statistic meta:table-count="2" meta:image-count="0" meta:object-count="0" meta:page-count="3" meta:paragraph-count="56" meta:word-count="873" meta:character-count="5138" meta:non-whitespace-character-count="4318"/>
  </office:meta>
</office:document-meta>
</file>